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908c" officeooo:paragraph-rsid="001d908c"/>
    </style:style>
    <style:style style:name="P2" style:family="paragraph" style:parent-style-name="Standard">
      <style:text-properties officeooo:rsid="001d908c" officeooo:paragraph-rsid="00248c45"/>
    </style:style>
    <style:style style:name="P3" style:family="paragraph" style:parent-style-name="Standard">
      <style:text-properties officeooo:rsid="001f0d46" officeooo:paragraph-rsid="001f0d46"/>
    </style:style>
    <style:style style:name="P4" style:family="paragraph" style:parent-style-name="Standard">
      <style:text-properties officeooo:rsid="0020d1ce" officeooo:paragraph-rsid="0020d1ce"/>
    </style:style>
    <style:style style:name="P5" style:family="paragraph" style:parent-style-name="Standard">
      <style:text-properties officeooo:rsid="0024bd7f" officeooo:paragraph-rsid="00258c3d"/>
    </style:style>
    <style:style style:name="P6" style:family="paragraph" style:parent-style-name="Standard">
      <style:text-properties officeooo:rsid="001b3e94" officeooo:paragraph-rsid="00258c3d"/>
    </style:style>
    <style:style style:name="P7" style:family="paragraph" style:parent-style-name="Standard">
      <style:text-properties officeooo:rsid="001dd8ae" officeooo:paragraph-rsid="00258c3d"/>
    </style:style>
    <style:style style:name="P8" style:family="paragraph" style:parent-style-name="Standard">
      <style:text-properties officeooo:rsid="001c9946" officeooo:paragraph-rsid="00258c3d"/>
    </style:style>
    <style:style style:name="P9" style:family="paragraph" style:parent-style-name="Standard">
      <style:text-properties officeooo:rsid="002182b4" officeooo:paragraph-rsid="00258c3d"/>
    </style:style>
    <style:style style:name="P10" style:family="paragraph" style:parent-style-name="Standard">
      <style:text-properties officeooo:rsid="0023575f" officeooo:paragraph-rsid="00258c3d"/>
    </style:style>
    <style:style style:name="P11" style:family="paragraph" style:parent-style-name="Standard">
      <style:text-properties officeooo:rsid="001b76e2" officeooo:paragraph-rsid="00258c3d"/>
    </style:style>
    <style:style style:name="T1" style:family="text">
      <style:text-properties officeooo:rsid="001f0d46"/>
    </style:style>
    <style:style style:name="T2" style:family="text">
      <style:text-properties officeooo:rsid="0020d1ce"/>
    </style:style>
    <style:style style:name="T3" style:family="text">
      <style:text-properties officeooo:rsid="002162c1"/>
    </style:style>
    <style:style style:name="T4" style:family="text">
      <style:text-properties officeooo:rsid="00234ded"/>
    </style:style>
    <style:style style:name="T5" style:family="text">
      <style:text-properties officeooo:rsid="001dd8ae"/>
    </style:style>
    <style:style style:name="T6" style:family="text">
      <style:text-properties officeooo:rsid="001c9946"/>
    </style:style>
    <style:style style:name="T7" style:family="text">
      <style:text-properties officeooo:rsid="0023575f"/>
    </style:style>
    <style:style style:name="T8" style:family="text">
      <style:text-properties officeooo:rsid="0024bd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of a new alumni:</text:p>
      <text:p text:style-name="P1">The following are the details that are expected to give:</text:p>
      <text:p text:style-name="P1">Full name,</text:p>
      <text:p text:style-name="P1">Academic Qualifications,</text:p>
      <text:p text:style-name="P2">Contact details which includes your phone number,email,social media,linkedin profile,etc.But the alumni can decide if he/<text:span text:style-name="T2">she</text:span> wants <text:span text:style-name="T4">all the users to see or only specific people to see.Even details can be edited such a way that only specific details can be seen.</text:span></text:p>
      <text:p text:style-name="P1">Academic interests.</text:p>
      <text:p text:style-name="P1">What a typical user can see in the alumni profile:</text:p>
      <text:p text:style-name="P1">He/<text:span text:style-name="T2">She</text:span> can see all the above mentioned <text:span text:style-name="T1">details</text:span> <text:s/><text:span text:style-name="T1">except the contact details which the alumni can always change </text:span>and the posts he/<text:span text:style-name="T2">she</text:span> posted into the <text:span text:style-name="T1">notice board with complete details like the time of update and posting,no of upvotes and no of downvotes,etc.</text:span></text:p>
      <text:p text:style-name="P3">Login of new student:</text:p>
      <text:p text:style-name="P3">The following are the details that are expected to give:</text:p>
      <text:p text:style-name="P3">Full name,</text:p>
      <text:p text:style-name="P3">Current year and branch(Which <text:span text:style-name="T3">will</text:span> be updated every year),</text:p>
      <text:p text:style-name="P4">Contact details which can be seen by the alumni, <text:span text:style-name="T3">which includes phone number,email,whatsapp,linkedin profile</text:span></text:p>
      <text:p text:style-name="P4">Interested in tags(check all his/her intersets in the given options),</text:p>
      <text:p text:style-name="P4">He/She can specify if their profile wants to be discovered by <text:span text:style-name="T3">all the users</text:span> or only the <text:span text:style-name="T3">specific people.Even details can be edited such a way that only specific details can be seen.</text:span></text:p>
      <text:p text:style-name="P4">What a typical alumni can see:</text:p>
      <text:p text:style-name="P4">He can see all the above mentioned details specified.</text:p>
      <text:p text:style-name="P4">Editing of the details:</text:p>
      <text:p text:style-name="P4">All the above mentioned details can be edited by their respective profile owners.</text:p>
      <text:p text:style-name="P3"/>
      <text:p text:style-name="P6">Each post is associated with tags such as which department the post is relat<text:span text:style-name="T5">ing</text:span> to and the context in which it is referr<text:span text:style-name="T5">ing to and also users who are related to that particular post</text:span>.</text:p>
      <text:p text:style-name="P6"/>
      <text:p text:style-name="P7">The context tags are:</text:p>
      <text:p text:style-name="P6"><text:span text:style-name="T6">1)I</text:span>nternship</text:p>
      <text:p text:style-name="P6"><text:span text:style-name="T6">2)B</text:span>roadcast(equivalent to stannounce)</text:p>
      <text:p text:style-name="P8">3)Jobs</text:p>
      <text:p text:style-name="P8">4)General interest</text:p>
      <text:p text:style-name="P8">5)Faculty</text:p>
      <text:p text:style-name="P8">6)Student</text:p>
      <text:p text:style-name="P9"/>
      <text:p text:style-name="P9">The Department Tags are: </text:p>
      <text:p text:style-name="P9">1)Computer Engineering</text:p>
      <text:p text:style-name="P9">2)Electronics Engineering</text:p>
      <text:p text:style-name="P9">3)Mechanical Engineering</text:p>
      <text:p text:style-name="P10">4)Design</text:p>
      <text:p text:style-name="P9"/>
      <text:p text:style-name="P11">The tags basically imply the user’s interest and they can choose the tags in which they want to get updates.The user can select tags <text:span text:style-name="T6">at the time of login and also can modify them later according to their interest.</text:span></text:p>
      <text:p text:style-name="P11"/>
      <text:p text:style-name="P9">The tags can also be combined when uploading a post <text:span text:style-name="T7">which involves multiple tags.The notice board can be customized according to the tags in which the user is interested.</text:span></text:p>
      <text:p text:style-name="P9"/>
      <text:p text:style-name="P10">The search <text:span text:style-name="T8">activity page</text:span> present in the <text:span text:style-name="T8">app</text:span> <text:span text:style-name="T8">that </text:span>can be used to <text:span text:style-name="T8">search for posts relating to a particular tag,</text:span> <text:span text:style-name="T8">people,department.</text:span></text:p>
      <text:p text:style-name="P10"><text:soft-page-break/></text:p>
      <text:p text:style-name="P5">The app will also have a side bar showing all the tags in categories such as department,students,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1:07:28.530210688</meta:creation-date>
    <dc:date>2018-01-28T23:48:54.700409503</dc:date>
    <meta:editing-duration>PT3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394" meta:character-count="2398" meta:non-whitespace-character-count="2038"/>
  </office:meta>
</office:document-meta>
</file>